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draw:fill="solid" draw:fill-color="#729fcf" draw:opacity="100%" draw:stroke="solid" svg:stroke-width="0.02778in" svg:stroke-color="#3465a4" svg:stroke-opacity="100%"/>
    </style:style>
    <style:style style:family="paragraph" style:name="a5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En-blanco" presentation:presentation-page-layout-name="Master1-PPL7" draw:id="Slide-256">
        <draw:frame draw:id="id73" presentation:style-name="a537" draw:name="Título 1" svg:x="0.55118in" svg:y="0.32953in" svg:width="9.92087in" svg:height="1.38031in" presentation:class="title" presentation:placeholder="false">
          <draw:text-box>
            <text:p text:style-name="a536" text:class-names="" text:cond-style-name=""><text:span text:style-name="a535" text:class-names="">DuckDev</text:span></text:p>
          </draw:text-box>
          <svg:title/>
          <svg:desc/>
        </draw:frame>
        <draw:frame draw:id="id74" presentation:style-name="a538" draw:name="Subtítulo 2" svg:x="0.55118in" svg:y="1.93465in" svg:width="9.92087in" svg:height="4.79488in" presentation:class="subtitle" presentation:placeholder="true">
          <draw:text-box/>
          <svg:title/>
          <svg:desc/>
        </draw:frame>
        <presentation:notes draw:style-name="a544">
          <draw:frame draw:id="id75" draw:style-name="a541" draw:name="Marcador de número de diapositiva 6" svg:x="4.67953in" svg:y="11.10827in" svg:width="3.5878in" svg:height="0.58425in">
            <draw:text-box>
              <text:p text:style-name="a540" text:class-names="" text:cond-style-name=""><text:span text:style-name="a53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42" draw:name="Marcador de imagen de diapositiva 1">
            <svg:title/>
            <svg:desc/>
          </draw:page-thumbnail>
          <draw:frame draw:id="id77" presentation:style-name="a54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5" draw:master-page-name="Master1-Layout7-blank-En-blanco" presentation:presentation-page-layout-name="Master1-PPL7" draw:id="Slide-257">
        <draw:frame draw:id="id78" presentation:style-name="a548" draw:name="Título 1" svg:x="0.55118in" svg:y="0.32953in" svg:width="9.92087in" svg:height="1.38031in" presentation:class="title" presentation:placeholder="false">
          <draw:text-box>
            <text:p text:style-name="a547" text:class-names="" text:cond-style-name=""><text:span text:style-name="a546" text:class-names="">Reconstructing Zelda</text:span></text:p>
          </draw:text-box>
          <svg:title/>
          <svg:desc/>
        </draw:frame>
        <draw:frame draw:id="id79" presentation:style-name="a561" draw:name="Marcador de texto 2" svg:x="0.55118in" svg:y="1.93465in" svg:width="9.92087in" svg:height="4.7948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Expand narrative elements: creating a new story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Adapting old gameplay to nowadays standards: experimenting with mechanics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It’s Zelda =)… and we love Zelda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  <presentation:notes draw:style-name="a567">
          <draw:frame draw:id="id80" draw:style-name="a564" draw:name="Marcador de número de diapositiva 6" svg:x="4.67953in" svg:y="11.10827in" svg:width="3.5878in" svg:height="0.58425in">
            <draw:text-box>
              <text:p text:style-name="a563" text:class-names="" text:cond-style-name=""><text:span text:style-name="a56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565" draw:name="Marcador de imagen de diapositiva 1">
            <svg:title/>
            <svg:desc/>
          </draw:page-thumbnail>
          <draw:frame draw:id="id82" presentation:style-name="a56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68" draw:master-page-name="Master1-Layout7-blank-En-blanco" presentation:presentation-page-layout-name="Master1-PPL7" draw:id="Slide-258">
        <draw:frame draw:id="id83" presentation:style-name="a571" draw:name="Título 1" svg:x="0.55118in" svg:y="0.32953in" svg:width="9.92087in" svg:height="1.38031in" presentation:class="title" presentation:placeholder="false">
          <draw:text-box>
            <text:p text:style-name="a570" text:class-names="" text:cond-style-name=""><text:span text:style-name="a569" text:class-names="">Añadir slide individual</text:span></text:p>
          </draw:text-box>
          <svg:title/>
          <svg:desc/>
        </draw:frame>
        <draw:frame draw:id="id84" presentation:style-name="a593" draw:name="Marcador de texto 2" svg:x="0.55118in" svg:y="1.93465in" svg:width="9.92087in" svg:height="4.7948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Each team member should talk have his area with a slide: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- General goals ?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- Ways to organize.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- How he/she is making sure his area of responsibility is going to be fulfilled.</text:span></text:p>
              </text:list-item>
            </text:list>
          </draw:text-box>
          <svg:title/>
          <svg:desc/>
        </draw:frame>
        <presentation:notes draw:style-name="a599">
          <draw:frame draw:id="id85" draw:style-name="a596" draw:name="Marcador de número de diapositiva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597" draw:name="Marcador de imagen de diapositiva 1">
            <svg:title/>
            <svg:desc/>
          </draw:page-thumbnail>
          <draw:frame draw:id="id87" presentation:style-name="a5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00" draw:master-page-name="Master1-Layout7-blank-En-blanco" presentation:presentation-page-layout-name="Master1-PPL7" draw:id="Slide-261">
        <draw:frame draw:id="id88" draw:style-name="a604" draw:name="CuadroTexto 1" svg:x="1.85106in" svg:y="0.82979in" svg:width="7.43617in" svg:height="0.40391in">
          <draw:text-box>
            <text:p text:style-name="a603" text:class-names="" text:cond-style-name=""><text:span text:style-name="a601" text:class-names="">DESIGN</text:span><text:span text:style-name="a602" text:class-names=""/></text:p>
          </draw:text-box>
          <svg:title/>
          <svg:desc/>
        </draw:frame>
        <draw:frame draw:id="id89" draw:style-name="a667" draw:name="CuadroTexto 3" svg:x="1.85106in" svg:y="1.80851in" svg:width="4.58511in" svg:height="3.73613in">
          <draw:text-box>
            <text:p text:style-name="a614" text:class-names="" text:cond-style-name=""><text:span text:style-name="a605" text:class-names="">*</text:span><text:span text:style-name="a606" text:class-names="">Esquema</text:span><text:span text:style-name="a607" text:class-names="">* (Lo<text:s text:c="1"/></text:span><text:span text:style-name="a608" text:class-names="">vemos</text:span><text:span text:style-name="a609" text:class-names=""><text:s text:c="1"/>ma</text:span><text:span text:style-name="a610" text:class-names="">ñana</text:span><text:span text:style-name="a611" text:class-names=""><text:s text:c="1"/>miércoles</text:span><text:span text:style-name="a612" text:class-names="">)</text:span><text:span text:style-name="a613" text:class-names=""/></text:p>
            <text:p text:style-name="a617" text:class-names="" text:cond-style-name=""><text:span text:style-name="a615" text:class-names="">General goals:</text:span><text:span text:style-name="a616" text:class-names=""/></text:p>
            <text:p text:style-name="a622" text:class-names="" text:cond-style-name=""><text:span text:style-name="a618" text:class-names=""><text:tab/></text:span><text:span text:style-name="a619" text:class-names="">-</text:span><text:span text:style-name="a620" text:class-names="">Dynamic</text:span><text:span text:style-name="a621" text:class-names=""/></text:p>
            <text:p text:style-name="a629" text:class-names="" text:cond-style-name=""><text:span text:style-name="a623" text:class-names=""><text:tab/></text:span><text:span text:style-name="a624" text:class-names="">-</text:span><text:span text:style-name="a625" text:class-names="">Visually</text:span><text:span text:style-name="a626" text:class-names=""><text:s text:c="1"/></text:span><text:span text:style-name="a627" text:class-names="">outstanding</text:span><text:span text:style-name="a628" text:class-names=""/></text:p>
            <text:p text:style-name="a633" text:class-names="" text:cond-style-name=""><text:span text:style-name="a630" text:class-names=""><text:tab/>-</text:span><text:span text:style-name="a631" text:class-names="">Fun</text:span><text:span text:style-name="a632" text:class-names=""/></text:p>
            <text:p text:style-name="a635" text:class-names="" text:cond-style-name=""><text:span text:style-name="a634" text:class-names=""/></text:p>
            <text:p text:style-name="a639" text:class-names="" text:cond-style-name=""><text:span text:style-name="a636" text:class-names="">O</text:span><text:span text:style-name="a637" text:class-names="">rganization</text:span><text:span text:style-name="a638" text:class-names="">:</text:span></text:p>
            <text:p text:style-name="a646" text:class-names="" text:cond-style-name=""><text:span text:style-name="a640" text:class-names=""><text:tab/></text:span><text:span text:style-name="a641" text:class-names="">-Basic<text:s text:c="1"/></text:span><text:span text:style-name="a642" text:class-names="">mechanics</text:span><text:span text:style-name="a643" text:class-names=""><text:s text:c="1"/>and<text:s text:c="1"/></text:span><text:span text:style-name="a644" text:class-names="">sprites</text:span><text:span text:style-name="a645" text:class-names=""/></text:p>
            <text:p text:style-name="a662" text:class-names="" text:cond-style-name=""><text:span text:style-name="a647" text:class-names=""><text:tab/></text:span><text:span text:style-name="a648" text:class-names="">-</text:span><text:span text:style-name="a649" text:class-names="">Add</text:span><text:span text:style-name="a650" text:class-names=""><text:s text:c="1"/>new<text:s text:c="1"/></text:span><text:span text:style-name="a651" text:class-names="">mechanics</text:span><text:span text:style-name="a652" text:class-names=""><text:s text:c="1"/>and<text:s text:c="1"/></text:span><text:span text:style-name="a653" text:class-names="">test<text:s text:c="1"/></text:span><text:span text:style-name="a654" text:class-names=""><text:tab/> (</text:span><text:span text:style-name="a655" text:class-names="">Game</text:span><text:span text:style-name="a656" text:class-names=""><text:s text:c="1"/></text:span><text:span text:style-name="a657" text:class-names="">must</text:span><text:span text:style-name="a658" text:class-names=""><text:s text:c="1"/>be<text:s text:c="1"/></text:span><text:span text:style-name="a659" text:class-names="">fun</text:span><text:span text:style-name="a660" text:class-names="">)</text:span><text:span text:style-name="a661" text:class-names=""/></text:p>
            <text:p text:style-name="a664" text:class-names="" text:cond-style-name=""><text:span text:style-name="a663" text:class-names=""><text:tab/>-Test if new art is coherent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page4" draw:style-name="a668" draw:master-page-name="Master1-Layout7-blank-En-blanco" presentation:presentation-page-layout-name="Master1-PPL7" draw:id="Slide-259">
        <draw:frame draw:id="id90" presentation:style-name="a671" draw:name="Título 1" svg:x="0.55118in" svg:y="0.32953in" svg:width="9.92087in" svg:height="1.38031in" presentation:class="title" presentation:placeholder="false">
          <draw:text-box>
            <text:p text:style-name="a670" text:class-names="" text:cond-style-name=""><text:span text:style-name="a669" text:class-names="">Calendar</text:span></text:p>
          </draw:text-box>
          <svg:title/>
          <svg:desc/>
        </draw:frame>
        <draw:frame draw:id="id91" presentation:style-name="a684" draw:name="Marcador de texto 2" svg:x="0.55118in" svg:y="1.93465in" svg:width="9.92087in" svg:height="4.7948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Concept discovery document:<text:tab/><text:tab/> March 6th/7th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Vertical Slice: <text:tab/><text:tab/><text:tab/><text:tab/><text:tab/><text:tab/><text:tab/><text:tab/> <text:s text:c="3"/>April 6th/7th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Alpha: <text:tab/><text:tab/><text:tab/><text:tab/><text:tab/><text:tab/><text:tab/><text:tab/><text:tab/><text:tab/> <text:s text:c="3"/>May 15th/16th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Gold:<text:tab/><text:tab/><text:tab/><text:tab/><text:tab/><text:tab/><text:tab/><text:tab/><text:tab/> <text:s text:c="1"/>May 29th/June7th</text:span></text:p>
              </text:list-item>
            </text:list>
          </draw:text-box>
          <svg:title/>
          <svg:desc/>
        </draw:frame>
        <presentation:notes draw:style-name="a690">
          <draw:frame draw:id="id92" draw:style-name="a687" draw:name="Marcador de número de diapositiva 6" svg:x="4.67953in" svg:y="11.10827in" svg:width="3.5878in" svg:height="0.58425in">
            <draw:text-box>
              <text:p text:style-name="a686" text:class-names="" text:cond-style-name=""><text:span text:style-name="a68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3" presentation:style-name="a688" draw:name="Marcador de imagen de diapositiva 1">
            <svg:title/>
            <svg:desc/>
          </draw:page-thumbnail>
          <draw:frame draw:id="id94" presentation:style-name="a68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91" draw:master-page-name="Master1-Layout7-blank-En-blanco" presentation:presentation-page-layout-name="Master1-PPL7" draw:id="Slide-260">
        <draw:frame draw:id="id95" presentation:style-name="a694" draw:name="Título 1" svg:x="0.55118in" svg:y="0.32953in" svg:width="9.92087in" svg:height="1.38031in" presentation:class="title" presentation:placeholder="false">
          <draw:text-box>
            <text:p text:style-name="a693" text:class-names="" text:cond-style-name=""><text:span text:style-name="a692" text:class-names="">Media</text:span></text:p>
          </draw:text-box>
          <svg:title/>
          <svg:desc/>
        </draw:frame>
        <draw:frame draw:id="id96" presentation:style-name="a704" draw:name="Marcador de texto 2" svg:x="0.55118in" svg:y="1.93465in" svg:width="9.92087in" svg:height="4.7948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Follow the development!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witter: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Facebook!</text:span></text:p>
              </text:list-item>
            </text:list>
          </draw:text-box>
          <svg:title/>
          <svg:desc/>
        </draw:frame>
        <presentation:notes draw:style-name="a710">
          <draw:frame draw:id="id97" draw:style-name="a707" draw:name="Marcador de número de diapositiva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98" presentation:style-name="a708" draw:name="Marcador de imagen de diapositiva 1">
            <svg:title/>
            <svg:desc/>
          </draw:page-thumbnail>
          <draw:frame draw:id="id99" presentation:style-name="a70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Marcador de texto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Marcador de pie de pá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Marcador de número de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Marcador de imagen de diapositiva 1">
          <svg:title/>
          <svg:desc/>
        </draw:page-thumbnail>
        <draw:frame draw:id="id6" presentation:style-name="a32" draw:name="Marcador de nota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Marcador de encabezad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Marcador de fech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Marcador de pie de pá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Marcador de número de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6">
      <draw:frame draw:id="id11" presentation:style-name="a49" draw:name="Título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Haga clic para modificar el estilo de título del patrón</text:span></text:p>
        </draw:text-box>
        <svg:title/>
        <svg:desc/>
      </draw:frame>
      <draw:frame draw:id="id12" presentation:style-name="a52" draw:name="Subtítulo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Haga clic para editar el estilo de subtítulo del patrón</text:span></text:p>
        </draw:text-box>
        <svg:title/>
        <svg:desc/>
      </draw:frame>
      <draw:frame draw:id="id13" presentation:style-name="a55" draw:name="Marcador de fech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Marcador de pie de pá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Marcador de número de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Marcador de imagen de diapositiva 1">
          <svg:title/>
          <svg:desc/>
        </draw:page-thumbnail>
        <draw:frame draw:id="id6" presentation:style-name="a65" draw:name="Marcador de nota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Marcador de encabezad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Marcador de fech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Marcador de pie de pá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Marcador de número de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9">
      <draw:frame draw:id="id16" presentation:style-name="a82" draw:name="Títu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Haga clic para modificar el estilo de título del patrón</text:span></text:p>
        </draw:text-box>
        <svg:title/>
        <svg:desc/>
      </draw:frame>
      <draw:frame draw:id="id17" presentation:style-name="a97" draw:name="Marcador de contenido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Editar el estilo de texto del patrón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i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Marcador de fecha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Marcador de pie de página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Marcador de número de diapositiva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Marcador de imagen de diapositiva 1">
          <svg:title/>
          <svg:desc/>
        </draw:page-thumbnail>
        <draw:frame draw:id="id6" presentation:style-name="a110" draw:name="Marcador de nota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Marcador de encabezad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Marcador de fech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Marcador de pie de página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Marcador de número de diapositiva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4">
      <draw:frame draw:id="id21" presentation:style-name="a127" draw:name="Título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Haga clic para modificar el estilo de título del patrón</text:span></text:p>
        </draw:text-box>
        <svg:title/>
        <svg:desc/>
      </draw:frame>
      <draw:frame draw:id="id22" presentation:style-name="a131" draw:name="Marcador de texto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34" draw:name="Marcador de fecha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Marcador de pie de página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Marcador de imagen de diapositiva 1">
          <svg:title/>
          <svg:desc/>
        </draw:page-thumbnail>
        <draw:frame draw:id="id6" presentation:style-name="a144" draw:name="Marcador de nota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Marcador de encabezad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Marcador de fech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Marcador de pie de página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Marcador de número de diapositiva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8">
      <draw:frame draw:id="id26" presentation:style-name="a161" draw:name="Título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Haga clic para modificar el estilo de título del patrón</text:span></text:p>
        </draw:text-box>
        <svg:title/>
        <svg:desc/>
      </draw:frame>
      <draw:frame draw:id="id27" presentation:style-name="a176" draw:name="Marcador de contenido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Editar el estilo de texto del patrón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i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Marcador de contenido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Editar el estilo de texto del patró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Marcador de fecha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Marcador de pie de página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Marcador de número de diapositiva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Marcador de imagen de diapositiva 1">
          <svg:title/>
          <svg:desc/>
        </draw:page-thumbnail>
        <draw:frame draw:id="id6" presentation:style-name="a204" draw:name="Marcador de nota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Marcador de encabezad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Marcador de fech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Marcador de pie de página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Marcador de número de diapositiva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8">
      <draw:frame draw:id="id32" presentation:style-name="a221" draw:name="Título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Haga clic para modificar el estilo de título del patrón</text:span></text:p>
        </draw:text-box>
        <svg:title/>
        <svg:desc/>
      </draw:frame>
      <draw:frame draw:id="id33" presentation:style-name="a225" draw:name="Marcador de texto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ar el estilo de texto del patrón</text:span></text:p>
            </text:list-item>
          </text:list>
        </draw:text-box>
        <svg:title/>
        <svg:desc/>
      </draw:frame>
      <draw:frame draw:id="id34" presentation:style-name="a240" draw:name="Marcador de contenido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Editar el estilo de texto del patrón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i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Marcador de texto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ar el estilo de texto del patrón</text:span></text:p>
            </text:list-item>
          </text:list>
        </draw:text-box>
        <svg:title/>
        <svg:desc/>
      </draw:frame>
      <draw:frame draw:id="id36" presentation:style-name="a259" draw:name="Marcador de contenido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Editar el estilo de texto del patrón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i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Marcador de fecha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Marcador de pie de página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Marcador de número de diapositiva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Marcador de imagen de diapositiva 1">
          <svg:title/>
          <svg:desc/>
        </draw:page-thumbnail>
        <draw:frame draw:id="id6" presentation:style-name="a272" draw:name="Marcador de nota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Marcador de encabezad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Marcador de fech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Marcador de pie de página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Marcador de número de diapositiva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6">
      <draw:frame draw:id="id40" presentation:style-name="a289" draw:name="Título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Haga clic para modificar el estilo de título del patrón</text:span></text:p>
        </draw:text-box>
        <svg:title/>
        <svg:desc/>
      </draw:frame>
      <draw:frame draw:id="id41" presentation:style-name="a292" draw:name="Marcador de fecha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Marcador de pie de página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Marcador de número de diapositiva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Marcador de imagen de diapositiva 1">
          <svg:title/>
          <svg:desc/>
        </draw:page-thumbnail>
        <draw:frame draw:id="id6" presentation:style-name="a302" draw:name="Marcador de nota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Marcador de encabezad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Marcador de fech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Marcador de pie de página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Marcador de número de diapositiva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6">
      <draw:frame draw:id="id44" presentation:style-name="a319" draw:name="Marcador de fecha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Marcador de pie de página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Marcador de número de diapositiva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Marcador de imagen de diapositiva 1">
          <svg:title/>
          <svg:desc/>
        </draw:page-thumbnail>
        <draw:frame draw:id="id6" presentation:style-name="a329" draw:name="Marcador de nota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Marcador de encabezad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Marcador de fech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Marcador de pie de página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Marcador de número de diapositiva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3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Haga clic para modificar el estilo de título del patrón</text:span></text:p>
        </draw:text-box>
        <svg:title/>
        <svg:desc/>
      </draw:frame>
      <draw:frame draw:id="id48" presentation:style-name="a361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Edit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Marcador de texto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ar el estilo de texto del patrón</text:span></text:p>
            </text:list-item>
          </text:list>
        </draw:text-box>
        <svg:title/>
        <svg:desc/>
      </draw:frame>
      <draw:frame draw:id="id50" presentation:style-name="a368" draw:name="Marcador de fecha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Marcador de pie de página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Marcador de número de diapositiva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Marcador de imagen de diapositiva 1">
          <svg:title/>
          <svg:desc/>
        </draw:page-thumbnail>
        <draw:frame draw:id="id6" presentation:style-name="a378" draw:name="Marcador de nota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Marcador de encabezad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Marcador de fech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Marcador de pie de página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Marcador de número de diapositiva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2">
      <draw:frame draw:id="id53" presentation:style-name="a395" draw:name="Título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Haga clic para modificar el estilo de título del patrón</text:span></text:p>
        </draw:text-box>
        <svg:title/>
        <svg:desc/>
      </draw:frame>
      <draw:frame draw:id="id54" presentation:style-name="a398" draw:name="Marcador de posición de imagen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Marcador de texto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itar el estilo de texto del patrón</text:span></text:p>
            </text:list-item>
          </text:list>
        </draw:text-box>
        <svg:title/>
        <svg:desc/>
      </draw:frame>
      <draw:frame draw:id="id56" presentation:style-name="a405" draw:name="Marcador de fecha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Marcador de pie de página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Marcador de número de diapositiva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Marcador de imagen de diapositiva 1">
          <svg:title/>
          <svg:desc/>
        </draw:page-thumbnail>
        <draw:frame draw:id="id6" presentation:style-name="a415" draw:name="Marcador de nota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Marcador de encabezad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Marcador de fech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Marcador de pie de página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Marcador de número de diapositiva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29">
      <draw:frame draw:id="id59" presentation:style-name="a432" draw:name="Título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Haga clic para modificar el estilo de título del patrón</text:span></text:p>
        </draw:text-box>
        <svg:title/>
        <svg:desc/>
      </draw:frame>
      <draw:frame draw:id="id60" presentation:style-name="a448" draw:name="Marcador de texto vertical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ar el estilo de texto del patrón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i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Marcador de fecha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Marcador de pie de página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Marcador de número de diapositiva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Marcador de imagen de diapositiva 1">
          <svg:title/>
          <svg:desc/>
        </draw:page-thumbnail>
        <draw:frame draw:id="id6" presentation:style-name="a461" draw:name="Marcador de nota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Marcador de encabezad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Marcador de fech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Marcador de pie de página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Marcador de número de diapositiva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5">
      <draw:frame draw:id="id64" presentation:style-name="a478" draw:name="Título vertical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Haga clic para modificar el estilo de título del patrón</text:span></text:p>
        </draw:text-box>
        <svg:title/>
        <svg:desc/>
      </draw:frame>
      <draw:frame draw:id="id65" presentation:style-name="a494" draw:name="Marcador de texto vertical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ar el estilo de texto del patró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i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Marcador de fecha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Marcador de pie de página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Marcador de número de diapositiva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Marcador de imagen de diapositiva 1">
          <svg:title/>
          <svg:desc/>
        </draw:page-thumbnail>
        <draw:frame draw:id="id6" presentation:style-name="a507" draw:name="Marcador de nota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Marcador de encabezad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Marcador de fech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Marcador de pie de página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Marcador de número de diapositiva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Marcador de encabezad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Marcador de fech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Marcador de pie de página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Marcador de número de diapositiva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uckDev</dc:title>
    <dc:creator>PcCom</dc:creator>
    <meta:creation-date>2017-02-13T17:33:17Z</meta:creation-date>
    <dc:date>2017-02-13T19:19:09Z</dc:date>
    <meta:editing-cycles>6</meta:editing-cycles>
    <meta:editing-duration>PT2095S</meta:editing-duration>
    <meta:document-statistic meta:paragraph-count="38" meta:word-count="103"/>
  </office:meta>
</office:document-meta>
</file>